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4764in"/>
    </style:style>
    <style:style style:name="co7" style:family="table-column">
      <style:table-column-properties fo:break-before="auto" style:column-width="1.8173in"/>
    </style:style>
    <style:style style:name="co8" style:family="table-column">
      <style:table-column-properties fo:break-before="auto" style:column-width="0.4154in"/>
    </style:style>
    <style:style style:name="co9" style:family="table-column">
      <style:table-column-properties fo:break-before="auto" style:column-width="2.25in"/>
    </style:style>
    <style:style style:name="co10" style:family="table-column">
      <style:table-column-properties fo:break-before="auto" style:column-width="0.2689in"/>
    </style:style>
    <style:style style:name="co11" style:family="table-column">
      <style:table-column-properties fo:break-before="auto" style:column-width="0.5972in"/>
    </style:style>
    <style:style style:name="co12" style:family="table-column">
      <style:table-column-properties fo:break-before="auto" style:column-width="0.3465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3" style:family="table-cell" style:parent-style-name="Default" style:data-style-name="N11"/>
  </office:automatic-styles>
  <office:body>
    <office:spreadsheet>
      <table:table table:name="Possibilit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>
            <text:p>Birth Type</text:p>
          </table:table-cell>
          <table:table-cell table:style-name="ce5" office:value-type="string" table:number-columns-spanned="2" table:number-rows-spanned="1">
            <text:p>%D</text:p>
          </table:table-cell>
          <table:covered-table-cell table:style-name="ce10"/>
        </table:table-row>
        <table:table-row table:style-name="ro1">
          <table:table-cell table:style-name="ce2" office:value-type="string" table:number-columns-spanned="3" table:number-rows-spanned="1">
            <text:p>Two Other Or Halfblood &amp; Other</text:p>
          </table:table-cell>
          <table:covered-table-cell/>
          <table:covered-table-cell table:style-name="ce11"/>
        </table:table-row>
        <table:table-row table:style-name="ro1">
          <table:table-cell table:style-name="ce3" table:formula="of:=[$'Foreign breed'.$H$14]" office:value-type="string" office:string-value="Female Inverse (%12.5)">
            <text:p>Female Inverse (%12.5)</text:p>
          </table:table-cell>
          <table:table-cell table:style-name="ce7" table:formula="of:=[$'Foreign breed'.$I$14]" office:value-type="float" office:value="1">
            <text:p>1</text:p>
          </table:table-cell>
          <table:table-cell table:style-name="ce11" table:formula="of:=[$'Foreign breed'.$J$14]" office:value-type="float" office:value="13">
            <text:p>13</text:p>
          </table:table-cell>
        </table:table-row>
        <table:table-row table:style-name="ro1">
          <table:table-cell table:style-name="ce3" table:formula="of:=[$'Foreign breed'.$H$15]" office:value-type="string" office:string-value="Male Inverse (%12.5)">
            <text:p>Male Inverse (%12.5)</text:p>
          </table:table-cell>
          <table:table-cell table:style-name="ce7" table:formula="of:=[$'Foreign breed'.$I$15]" office:value-type="float" office:value="14">
            <text:p>14</text:p>
          </table:table-cell>
          <table:table-cell table:style-name="ce11" table:formula="of:=[$'Foreign breed'.$J$15]" office:value-type="float" office:value="26">
            <text:p>26</text:p>
          </table:table-cell>
        </table:table-row>
        <table:table-row table:style-name="ro1">
          <table:table-cell table:style-name="ce3" table:formula="of:=[$'Foreign breed'.$H$16]" office:value-type="string" office:string-value="Halfblood Freetether Dryad (%25)">
            <text:p>Halfblood Freetether Dryad (%25)</text:p>
          </table:table-cell>
          <table:table-cell table:style-name="ce7" table:formula="of:=[$'Foreign breed'.$I$16]" office:value-type="float" office:value="27">
            <text:p>27</text:p>
          </table:table-cell>
          <table:table-cell table:style-name="ce11" table:formula="of:=[$'Foreign breed'.$J$16]" office:value-type="float" office:value="51">
            <text:p>51</text:p>
          </table:table-cell>
        </table:table-row>
        <table:table-row table:style-name="ro1">
          <table:table-cell table:style-name="ce3" table:formula="of:=[$'Foreign breed'.$H$17]" office:value-type="string" office:string-value="Freetether Dryad (%12.5)">
            <text:p>Freetether Dryad (%12.5)</text:p>
          </table:table-cell>
          <table:table-cell table:style-name="ce7" table:formula="of:=[$'Foreign breed'.$I$17]" office:value-type="float" office:value="52">
            <text:p>52</text:p>
          </table:table-cell>
          <table:table-cell table:style-name="ce11" table:formula="of:=[$'Foreign breed'.$J$17]" office:value-type="float" office:value="64">
            <text:p>64</text:p>
          </table:table-cell>
        </table:table-row>
        <table:table-row table:style-name="ro1">
          <table:table-cell table:style-name="ce3" table:formula="of:=[$'Foreign breed'.$H$18]" office:value-type="string" office:string-value="Inviable (%37.5)">
            <text:p>Inviable (%37.5)</text:p>
          </table:table-cell>
          <table:table-cell table:style-name="ce7" table:formula="of:=[$'Foreign breed'.$I$18]" office:value-type="float" office:value="65">
            <text:p>65</text:p>
          </table:table-cell>
          <table:table-cell table:style-name="ce11" table:formula="of:=[$'Foreign breed'.$J$18]" office:value-type="float" office:value="100">
            <text:p>100</text:p>
          </table:table-cell>
        </table:table-row>
        <table:table-row table:style-name="ro1">
          <table:table-cell table:style-name="ce2" office:value-type="string" table:number-columns-spanned="3" table:number-rows-spanned="1">
            <text:p>Freetether dryad &amp; Other</text:p>
          </table:table-cell>
          <table:covered-table-cell/>
          <table:covered-table-cell table:style-name="ce11"/>
        </table:table-row>
        <table:table-row table:style-name="ro1">
          <table:table-cell table:style-name="ce3" table:formula="of:=[$'Freetether dryad'.$H$14]" office:value-type="string" office:string-value="Halfblood Freetether Dryad (%25)">
            <text:p>Halfblood Freetether Dryad (%25)</text:p>
          </table:table-cell>
          <table:table-cell table:style-name="ce7" table:formula="of:=[$'Freetether dryad'.$I$14]" office:value-type="float" office:value="1">
            <text:p>1</text:p>
          </table:table-cell>
          <table:table-cell table:style-name="ce11" table:formula="of:=[$'Freetether dryad'.$J$14]" office:value-type="float" office:value="25">
            <text:p>25</text:p>
          </table:table-cell>
        </table:table-row>
        <table:table-row table:style-name="ro1">
          <table:table-cell table:style-name="ce3" table:formula="of:=[$'Freetether dryad'.$H$15]" office:value-type="string" office:string-value="Freetether Dryad (%25)">
            <text:p>Freetether Dryad (%25)</text:p>
          </table:table-cell>
          <table:table-cell table:style-name="ce7" table:formula="of:=[$'Freetether dryad'.$I$15]" office:value-type="float" office:value="26">
            <text:p>26</text:p>
          </table:table-cell>
          <table:table-cell table:style-name="ce11" table:formula="of:=[$'Freetether dryad'.$J$15]" office:value-type="float" office:value="50">
            <text:p>50</text:p>
          </table:table-cell>
        </table:table-row>
        <table:table-row table:style-name="ro1">
          <table:table-cell table:style-name="ce3" table:formula="of:=[$'Freetether dryad'.$H$16]" office:value-type="string" office:string-value="Inviable (%50)">
            <text:p>Inviable (%50)</text:p>
          </table:table-cell>
          <table:table-cell table:style-name="ce7" table:formula="of:=[$'Freetether dryad'.$I$16]" office:value-type="float" office:value="51">
            <text:p>51</text:p>
          </table:table-cell>
          <table:table-cell table:style-name="ce11" table:formula="of:=[$'Freetether dryad'.$J$16]" office:value-type="float" office:value="100">
            <text:p>100</text:p>
          </table:table-cell>
        </table:table-row>
        <table:table-row table:style-name="ro1">
          <table:table-cell table:style-name="ce2" office:value-type="string" table:number-columns-spanned="3" table:number-rows-spanned="1">
            <text:p>Halfblood Freetether Dryad &amp; Fey</text:p>
          </table:table-cell>
          <table:covered-table-cell/>
          <table:covered-table-cell table:style-name="ce11"/>
        </table:table-row>
        <table:table-row table:style-name="ro1">
          <table:table-cell table:style-name="ce3" table:formula="of:=[$'Halfblood Freetether dryad x Male fey'.$H$14]" office:value-type="string" office:string-value="Female Inverse (%25)">
            <text:p>Female Inverse (%25)</text:p>
          </table:table-cell>
          <table:table-cell table:style-name="ce7" table:formula="of:=[$'Halfblood Freetether dryad x Male fey'.$I$14]" office:value-type="float" office:value="1">
            <text:p>1</text:p>
          </table:table-cell>
          <table:table-cell table:style-name="ce11" table:formula="of:=[$'Halfblood Freetether dryad x Male fey'.$J$14]" office:value-type="float" office:value="25">
            <text:p>25</text:p>
          </table:table-cell>
        </table:table-row>
        <table:table-row table:style-name="ro1">
          <table:table-cell table:style-name="ce3" table:formula="of:=[$'Halfblood Freetether dryad x Male fey'.$H$15]" office:value-type="string" office:string-value="Male Inverse (%25)">
            <text:p>Male Inverse (%25)</text:p>
          </table:table-cell>
          <table:table-cell table:style-name="ce7" table:formula="of:=[$'Halfblood Freetether dryad x Male fey'.$I$15]" office:value-type="float" office:value="26">
            <text:p>26</text:p>
          </table:table-cell>
          <table:table-cell table:style-name="ce11" table:formula="of:=[$'Halfblood Freetether dryad x Male fey'.$J$15]" office:value-type="float" office:value="50">
            <text:p>50</text:p>
          </table:table-cell>
        </table:table-row>
        <table:table-row table:style-name="ro1">
          <table:table-cell table:style-name="ce3" table:formula="of:=[$'Halfblood Freetether dryad x Male fey'.$H$16]" office:value-type="string" office:string-value="Halfblood Freetether Dryad (%25)">
            <text:p>Halfblood Freetether Dryad (%25)</text:p>
          </table:table-cell>
          <table:table-cell table:style-name="ce7" table:formula="of:=[$'Halfblood Freetether dryad x Male fey'.$I$16]" office:value-type="float" office:value="51">
            <text:p>51</text:p>
          </table:table-cell>
          <table:table-cell table:style-name="ce11" table:formula="of:=[$'Halfblood Freetether dryad x Male fey'.$J$16]" office:value-type="float" office:value="75">
            <text:p>75</text:p>
          </table:table-cell>
        </table:table-row>
        <table:table-row table:style-name="ro1">
          <table:table-cell table:style-name="ce3" table:formula="of:=[$'Halfblood Freetether dryad x Male fey'.$H$17]" office:value-type="string" office:string-value="Inviable (%25)">
            <text:p>Inviable (%25)</text:p>
          </table:table-cell>
          <table:table-cell table:style-name="ce7" table:formula="of:=[$'Halfblood Freetether dryad x Male fey'.$I$17]" office:value-type="float" office:value="76">
            <text:p>76</text:p>
          </table:table-cell>
          <table:table-cell table:style-name="ce11" table:formula="of:=[$'Halfblood Freetether dryad x Male fey'.$J$17]" office:value-type="float" office:value="100">
            <text:p>100</text:p>
          </table:table-cell>
        </table:table-row>
        <table:table-row table:style-name="ro1">
          <table:table-cell table:style-name="ce2" office:value-type="string" table:number-columns-spanned="3" table:number-rows-spanned="1">
            <text:p>Freetether dryad &amp; Fey</text:p>
          </table:table-cell>
          <table:covered-table-cell/>
          <table:covered-table-cell table:style-name="ce11"/>
        </table:table-row>
        <table:table-row table:style-name="ro1">
          <table:table-cell table:style-name="ce3" table:formula="of:=[$'Freetether dryad x Male fey'.$H$14]" office:value-type="string" office:string-value="Halfblood Freetether Dryad (%50)">
            <text:p>Halfblood Freetether Dryad (%50)</text:p>
          </table:table-cell>
          <table:table-cell table:style-name="ce8" table:formula="of:=[$'Freetether dryad x Male fey'.$I$14]" office:value-type="float" office:value="1">
            <text:p>1</text:p>
          </table:table-cell>
          <table:table-cell table:style-name="ce10" table:formula="of:=[$'Freetether dryad x Male fey'.$J$14]" office:value-type="float" office:value="50">
            <text:p>50</text:p>
          </table:table-cell>
        </table:table-row>
        <table:table-row table:style-name="ro1">
          <table:table-cell table:style-name="ce4" table:formula="of:=[$'Freetether dryad x Male fey'.$H$15]" office:value-type="string" office:string-value="Inviable (%50)">
            <text:p>Inviable (%50)</text:p>
          </table:table-cell>
          <table:table-cell table:style-name="ce9" table:formula="of:=[$'Freetether dryad x Male fey'.$I$15]" office:value-type="float" office:value="51">
            <text:p>51</text:p>
          </table:table-cell>
          <table:table-cell table:style-name="ce12" table:formula="of:=[$'Freetether dryad x Male fey'.$J$15]" office:value-type="float" office:value="100">
            <text:p>100</text:p>
          </table:table-cell>
        </table:table-row>
        <table:table-row table:style-name="ro1" table:number-rows-repeated="655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oreign breed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xD</text:p>
          </table:table-cell>
          <table:table-cell office:value-type="string">
            <text:p>xf</text:p>
          </table:table-cell>
          <table:table-cell office:value-type="string">
            <text:p>YD</text:p>
          </table:table-cell>
          <table:table-cell office:value-type="string">
            <text:p>Yf</text:p>
          </table:table-cell>
          <table:table-cell/>
          <table:table-cell office:value-type="string">
            <text:p>Female Inverse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2]&amp;[.B1]" office:value-type="string" office:string-value="xDxD">
            <text:p>xDxD</text:p>
          </table:table-cell>
          <table:table-cell table:formula="of:=[.$A$2]&amp;[.C1]" office:value-type="string" office:string-value="xDxf">
            <text:p>xDxf</text:p>
          </table:table-cell>
          <table:table-cell table:formula="of:=[.$A$2]&amp;[.D1]" office:value-type="string" office:string-value="xDYD">
            <text:p>xDYD</text:p>
          </table:table-cell>
          <table:table-cell table:formula="of:=[.$A$2]&amp;[.E1]" office:value-type="string" office:string-value="xDYf">
            <text:p>xDYf</text:p>
          </table:table-cell>
          <table:table-cell/>
          <table:table-cell office:value-type="string">
            <text:p>Male Inverse</text:p>
          </table:table-cell>
          <table:table-cell table:number-columns-repeated="6"/>
        </table:table-row>
        <table:table-row table:style-name="ro1">
          <table:table-cell office:value-type="string">
            <text:p>xf</text:p>
          </table:table-cell>
          <table:table-cell table:formula="of:=[.$A$3]&amp;[.B1]" office:value-type="string" office:string-value="xfxD">
            <text:p>xfxD</text:p>
          </table:table-cell>
          <table:table-cell table:formula="of:=[.$A$3]&amp;[.C1]" office:value-type="string" office:string-value="xfxf">
            <text:p>xfxf</text:p>
          </table:table-cell>
          <table:table-cell table:formula="of:=[.$A$3]&amp;[.D1]" office:value-type="string" office:string-value="xfYD">
            <text:p>xfYD</text:p>
          </table:table-cell>
          <table:table-cell table:formula="of:=[.$A$3]&amp;[.E1]" office:value-type="string" office:string-value="xfYf">
            <text:p>xfYf</text:p>
          </table:table-cell>
          <table:table-cell/>
          <table:table-cell office:value-type="string">
            <text:p>Halfblood Freetether Dryad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4]&amp;[.B1]" office:value-type="string" office:string-value="xDxD">
            <text:p>xDxD</text:p>
          </table:table-cell>
          <table:table-cell table:formula="of:=[.$A$4]&amp;[.C1]" office:value-type="string" office:string-value="xDxf">
            <text:p>xDxf</text:p>
          </table:table-cell>
          <table:table-cell table:formula="of:=[.$A$4]&amp;[.D1]" office:value-type="string" office:string-value="xDYD">
            <text:p>xDYD</text:p>
          </table:table-cell>
          <table:table-cell table:formula="of:=[.$A$4]&amp;[.E1]" office:value-type="string" office:string-value="xDYf">
            <text:p>xDYf</text:p>
          </table:table-cell>
          <table:table-cell/>
          <table:table-cell office:value-type="string">
            <text:p>Freetether Dryad</text:p>
          </table:table-cell>
          <table:table-cell table:number-columns-repeated="6"/>
        </table:table-row>
        <table:table-row table:style-name="ro1">
          <table:table-cell office:value-type="string">
            <text:p>xf</text:p>
          </table:table-cell>
          <table:table-cell table:formula="of:=[.$A$5]&amp;[.B1]" office:value-type="string" office:string-value="xfxD">
            <text:p>xfxD</text:p>
          </table:table-cell>
          <table:table-cell table:formula="of:=[.$A$5]&amp;[.C1]" office:value-type="string" office:string-value="xfxf">
            <text:p>xfxf</text:p>
          </table:table-cell>
          <table:table-cell table:formula="of:=[.$A$5]&amp;[.D1]" office:value-type="string" office:string-value="xfYD">
            <text:p>xfYD</text:p>
          </table:table-cell>
          <table:table-cell table:formula="of:=[.$A$5]&amp;[.E1]" office:value-type="string" office:string-value="xfYf">
            <text:p>xfYf</text:p>
          </table:table-cell>
          <table:table-cell/>
          <table:table-cell office:value-type="string">
            <text:p>Inviable</text:p>
          </table:table-cell>
          <table:table-cell table:number-columns-repeated="6"/>
        </table:table-row>
        <table:table-row table:style-name="ro1">
          <table:table-cell/>
          <table:table-cell table:style-name="Result" table:number-columns-repeated="4"/>
          <table:table-cell table:number-columns-repeated="8"/>
        </table:table-row>
        <table:table-row table:style-name="ro1">
          <table:table-cell/>
          <table:table-cell table:formula="of:=[.$B$2]" office:value-type="string" office:string-value="xDxD">
            <text:p>xDxD</text:p>
          </table:table-cell>
          <table:table-cell table:formula="of:=VLOOKUP([.B7];[.$F$7:.$G$14];2;0)" office:value-type="string" office:string-value="Freetether Dryad">
            <text:p>Freetether Dryad</text:p>
          </table:table-cell>
          <table:table-cell table:number-columns-repeated="2"/>
          <table:table-cell office:value-type="string">
            <text:p>xfxf</text:p>
          </table:table-cell>
          <table:table-cell table:formula="of:=[.$G$1]" office:value-type="string" office:string-value="Female Inverse">
            <text:p>Female Inverse</text:p>
          </table:table-cell>
          <table:table-cell table:formula="of:=[.$G$1]" office:value-type="string" office:string-value="Female Inverse">
            <text:p>Female Inverse</text:p>
          </table:table-cell>
          <table:table-cell table:formula="of:=COUNTIF([.$C$7:.$C$22];[.H7])" office:value-type="float" office:value="2">
            <text:p>2</text:p>
          </table:table-cell>
          <table:table-cell table:style-name="ce13" table:formula="of:=[.I7]/[.$I$12]" office:value-type="percentage" office:value="0.125">
            <text:p>12.50%</text:p>
          </table:table-cell>
          <table:table-cell table:formula="of:=ROUND([.J7]*100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K7]" office:value-type="float" office:value="13">
            <text:p>13</text:p>
          </table:table-cell>
        </table:table-row>
        <table:table-row table:style-name="ro1">
          <table:table-cell/>
          <table:table-cell table:formula="of:=[.$B$3]" office:value-type="string" office:string-value="xfxD">
            <text:p>xfxD</text:p>
          </table:table-cell>
          <table:table-cell table:formula="of:=VLOOKUP([.B8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xD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[.$G$2]" office:value-type="string" office:string-value="Male Inverse">
            <text:p>Male Inverse</text:p>
          </table:table-cell>
          <table:table-cell table:formula="of:=COUNTIF([.$C$7:.$C$22];[.H8])" office:value-type="float" office:value="2">
            <text:p>2</text:p>
          </table:table-cell>
          <table:table-cell table:style-name="ce13" table:formula="of:=[.I8]/[.$I$12]" office:value-type="percentage" office:value="0.125">
            <text:p>12.50%</text:p>
          </table:table-cell>
          <table:table-cell table:formula="of:=ROUND([.J8]*100)" office:value-type="float" office:value="13">
            <text:p>13</text:p>
          </table:table-cell>
          <table:table-cell table:formula="of:=[.M7]+1" office:value-type="float" office:value="14">
            <text:p>14</text:p>
          </table:table-cell>
          <table:table-cell table:formula="of:=IF([.J8]&gt;0;[.L8]+[.K8]-1;[.M7])" office:value-type="float" office:value="26">
            <text:p>26</text:p>
          </table:table-cell>
        </table:table-row>
        <table:table-row table:style-name="ro1">
          <table:table-cell/>
          <table:table-cell table:formula="of:=[.$B$4]" office:value-type="string" office:string-value="xDxD">
            <text:p>xDxD</text:p>
          </table:table-cell>
          <table:table-cell table:formula="of:=VLOOKUP([.B9];[.$F$7:.$G$14];2;0)" office:value-type="string" office:string-value="Freetether Dryad">
            <text:p>Freetether Dryad</text:p>
          </table:table-cell>
          <table:table-cell table:number-columns-repeated="2"/>
          <table:table-cell office:value-type="string">
            <text:p>xDxD</text:p>
          </table:table-cell>
          <table:table-cell table:formula="of:=[.$H$10]" office:value-type="string" office:string-value="Freetether Dryad">
            <text:p>Freetether Dryad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COUNTIF([.$C$7:.$C$22];[.H9])" office:value-type="float" office:value="4">
            <text:p>4</text:p>
          </table:table-cell>
          <table:table-cell table:style-name="ce13" table:formula="of:=[.I9]/[.$I$12]" office:value-type="percentage" office:value="0.25">
            <text:p>25.00%</text:p>
          </table:table-cell>
          <table:table-cell table:formula="of:=ROUND([.J9]*100)" office:value-type="float" office:value="25">
            <text:p>25</text:p>
          </table:table-cell>
          <table:table-cell table:formula="of:=[.M8]+1" office:value-type="float" office:value="27">
            <text:p>27</text:p>
          </table:table-cell>
          <table:table-cell table:formula="of:=IF([.J9]&gt;0;[.L9]+[.K9]-1;[.M8])" office:value-type="float" office:value="51">
            <text:p>51</text:p>
          </table:table-cell>
        </table:table-row>
        <table:table-row table:style-name="ro1">
          <table:table-cell/>
          <table:table-cell table:formula="of:=[.$B$5]" office:value-type="string" office:string-value="xfxD">
            <text:p>xfxD</text:p>
          </table:table-cell>
          <table:table-cell table:formula="of:=VLOOKUP([.B10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xf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[.$G$4]" office:value-type="string" office:string-value="Freetether Dryad">
            <text:p>Freetether Dryad</text:p>
          </table:table-cell>
          <table:table-cell table:formula="of:=COUNTIF([.$C$7:.$C$22];[.H10])" office:value-type="float" office:value="2">
            <text:p>2</text:p>
          </table:table-cell>
          <table:table-cell table:style-name="ce13" table:formula="of:=[.I10]/[.$I$12]" office:value-type="percentage" office:value="0.125">
            <text:p>12.50%</text:p>
          </table:table-cell>
          <table:table-cell table:formula="of:=ROUND([.J10]*100)" office:value-type="float" office:value="13">
            <text:p>13</text:p>
          </table:table-cell>
          <table:table-cell table:formula="of:=[.M9]+1" office:value-type="float" office:value="52">
            <text:p>52</text:p>
          </table:table-cell>
          <table:table-cell table:formula="of:=IF([.J10]&gt;0;[.L10]+[.K10]-1;[.M9])" office:value-type="float" office:value="64">
            <text:p>64</text:p>
          </table:table-cell>
        </table:table-row>
        <table:table-row table:style-name="ro1">
          <table:table-cell/>
          <table:table-cell table:formula="of:=[.$C$2]" office:value-type="string" office:string-value="xDxf">
            <text:p>xDxf</text:p>
          </table:table-cell>
          <table:table-cell table:formula="of:=VLOOKUP([.B11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YD</text:p>
          </table:table-cell>
          <table:table-cell table:number-columns-repeated="2" office:value-type="string">
            <text:p>Inviable</text:p>
          </table:table-cell>
          <table:table-cell table:formula="of:=COUNTIF([.$C$7:.$C$22];[.H11])" office:value-type="float" office:value="6">
            <text:p>6</text:p>
          </table:table-cell>
          <table:table-cell table:style-name="ce13" table:formula="of:=[.I11]/[.$I$12]" office:value-type="percentage" office:value="0.375">
            <text:p>37.50%</text:p>
          </table:table-cell>
          <table:table-cell table:formula="of:=ROUND([.J11]*100)" office:value-type="float" office:value="38">
            <text:p>38</text:p>
          </table:table-cell>
          <table:table-cell table:formula="of:=[.M10]+1" office:value-type="float" office:value="65">
            <text:p>6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table:formula="of:=[.$C$3]" office:value-type="string" office:string-value="xfxf">
            <text:p>xfxf</text:p>
          </table:table-cell>
          <table:table-cell table:formula="of:=VLOOKUP([.B12];[.$F$7:.$G$14];2;0)" office:value-type="string" office:string-value="Female Inverse">
            <text:p>Female Inverse</text:p>
          </table:table-cell>
          <table:table-cell table:number-columns-repeated="2"/>
          <table:table-cell office:value-type="string">
            <text:p>xDYf</text:p>
          </table:table-cell>
          <table:table-cell office:value-type="string">
            <text:p>Inviable</text:p>
          </table:table-cell>
          <table:table-cell/>
          <table:table-cell table:formula="of:=SUM([.I7:.I11])"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table:formula="of:=[.$C$4]" office:value-type="string" office:string-value="xDxf">
            <text:p>xDxf</text:p>
          </table:table-cell>
          <table:table-cell table:formula="of:=VLOOKUP([.B13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YD</text:p>
          </table:table-cell>
          <table:table-cell office:value-type="string">
            <text:p>Inviable</text:p>
          </table:table-cell>
          <table:table-cell table:number-columns-repeated="6"/>
        </table:table-row>
        <table:table-row table:style-name="ro1">
          <table:table-cell/>
          <table:table-cell table:formula="of:=[.$C$5]" office:value-type="string" office:string-value="xfxf">
            <text:p>xfxf</text:p>
          </table:table-cell>
          <table:table-cell table:formula="of:=VLOOKUP([.B14];[.$F$7:.$G$14];2;0)" office:value-type="string" office:string-value="Female Inverse">
            <text:p>Female Inverse</text:p>
          </table:table-cell>
          <table:table-cell table:number-columns-repeated="2"/>
          <table:table-cell office:value-type="string">
            <text:p>xfYf</text:p>
          </table:table-cell>
          <table:table-cell table:formula="of:=[.$G$2]" office:value-type="string" office:string-value="Male Inverse">
            <text:p>Male Inverse</text:p>
          </table:table-cell>
          <table:table-cell table:formula="of:=[.$G$1]&amp;&quot; (&quot;&amp;TEXT([.J7];&quot;%##.#&quot;)&amp;&quot;)&quot;" office:value-type="string" office:string-value="Female Inverse (%12.5)">
            <text:p>Female Inverse (%12.5)</text:p>
          </table:table-cell>
          <table:table-cell table:formula="of:=[.$L$7]" office:value-type="float" office:value="1">
            <text:p>1</text:p>
          </table:table-cell>
          <table:table-cell table:formula="of:=[.$M$7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formula="of:=[.$D$2]" office:value-type="string" office:string-value="xDYD">
            <text:p>xDYD</text:p>
          </table:table-cell>
          <table:table-cell table:formula="of:=VLOOKUP([.B15];[.$F$7:.$G$14];2;0)" office:value-type="string" office:string-value="Inviable">
            <text:p>Inviable</text:p>
          </table:table-cell>
          <table:table-cell table:number-columns-repeated="4"/>
          <table:table-cell table:formula="of:=[.$G$2]&amp;&quot; (&quot;&amp;TEXT([.J8];&quot;%##.#&quot;)&amp;&quot;)&quot;" office:value-type="string" office:string-value="Male Inverse (%12.5)">
            <text:p>Male Inverse (%12.5)</text:p>
          </table:table-cell>
          <table:table-cell table:formula="of:=[.$L$8]" office:value-type="float" office:value="14">
            <text:p>14</text:p>
          </table:table-cell>
          <table:table-cell table:formula="of:=[.$M$8]"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table:formula="of:=[.$D$3]" office:value-type="string" office:string-value="xfYD">
            <text:p>xfYD</text:p>
          </table:table-cell>
          <table:table-cell table:formula="of:=VLOOKUP([.B16];[.$F$7:.$G$14];2;0)" office:value-type="string" office:string-value="Inviable">
            <text:p>Inviable</text:p>
          </table:table-cell>
          <table:table-cell table:number-columns-repeated="4"/>
          <table:table-cell table:formula="of:=[.$G$3]&amp;&quot; (&quot;&amp;TEXT([.J9];&quot;%##.#&quot;)&amp;&quot;)&quot;" office:value-type="string" office:string-value="Halfblood Freetether Dryad (%25)">
            <text:p>Halfblood Freetether Dryad (%25)</text:p>
          </table:table-cell>
          <table:table-cell table:formula="of:=[.$L$9]" office:value-type="float" office:value="27">
            <text:p>27</text:p>
          </table:table-cell>
          <table:table-cell table:formula="of:=[.$M$9]" office:value-type="float" office:value="51">
            <text:p>51</text:p>
          </table:table-cell>
          <table:table-cell table:number-columns-repeated="3"/>
        </table:table-row>
        <table:table-row table:style-name="ro1">
          <table:table-cell/>
          <table:table-cell table:formula="of:=[.$D$4]" office:value-type="string" office:string-value="xDYD">
            <text:p>xDYD</text:p>
          </table:table-cell>
          <table:table-cell table:formula="of:=VLOOKUP([.B17];[.$F$7:.$G$14];2;0)" office:value-type="string" office:string-value="Inviable">
            <text:p>Inviable</text:p>
          </table:table-cell>
          <table:table-cell table:number-columns-repeated="4"/>
          <table:table-cell table:formula="of:=[.$G$4]&amp;&quot; (&quot;&amp;TEXT([.J10];&quot;%##.#&quot;)&amp;&quot;)&quot;" office:value-type="string" office:string-value="Freetether Dryad (%12.5)">
            <text:p>Freetether Dryad (%12.5)</text:p>
          </table:table-cell>
          <table:table-cell table:formula="of:=[.$L$10]" office:value-type="float" office:value="52">
            <text:p>52</text:p>
          </table:table-cell>
          <table:table-cell table:formula="of:=[.$M$10]" office:value-type="float" office:value="64">
            <text:p>64</text:p>
          </table:table-cell>
          <table:table-cell table:number-columns-repeated="3"/>
        </table:table-row>
        <table:table-row table:style-name="ro1">
          <table:table-cell/>
          <table:table-cell table:formula="of:=[.$D$5]" office:value-type="string" office:string-value="xfYD">
            <text:p>xfYD</text:p>
          </table:table-cell>
          <table:table-cell table:formula="of:=VLOOKUP([.B18];[.$F$7:.$G$14];2;0)" office:value-type="string" office:string-value="Inviable">
            <text:p>Inviable</text:p>
          </table:table-cell>
          <table:table-cell table:number-columns-repeated="4"/>
          <table:table-cell table:formula="of:=[.$G$5]&amp;&quot; (&quot;&amp;TEXT([.J11];&quot;%##.#&quot;)&amp;&quot;)&quot;" office:value-type="string" office:string-value="Inviable (%37.5)">
            <text:p>Inviable (%37.5)</text:p>
          </table:table-cell>
          <table:table-cell table:formula="of:=[.$L$11]" office:value-type="float" office:value="65">
            <text:p>65</text:p>
          </table:table-cell>
          <table:table-cell table:formula="of:=[.$M$1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$E$2]" office:value-type="string" office:string-value="xDYf">
            <text:p>xDYf</text:p>
          </table:table-cell>
          <table:table-cell table:formula="of:=VLOOKUP([.B19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3]" office:value-type="string" office:string-value="xfYf">
            <text:p>xfYf</text:p>
          </table:table-cell>
          <table:table-cell table:formula="of:=VLOOKUP([.B20];[.$F$7:.$G$14];2;0)" office:value-type="string" office:string-value="Male Inverse">
            <text:p>Male Inverse</text:p>
          </table:table-cell>
          <table:table-cell table:number-columns-repeated="10"/>
        </table:table-row>
        <table:table-row table:style-name="ro1">
          <table:table-cell/>
          <table:table-cell table:formula="of:=[.$E$4]" office:value-type="string" office:string-value="xDYf">
            <text:p>xDYf</text:p>
          </table:table-cell>
          <table:table-cell table:formula="of:=VLOOKUP([.B21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5]" office:value-type="string" office:string-value="xfYf">
            <text:p>xfYf</text:p>
          </table:table-cell>
          <table:table-cell table:formula="of:=VLOOKUP([.B22];[.$F$7:.$G$14];2;0)" office:value-type="string" office:string-value="Male Inverse">
            <text:p>Male Inverse</text:p>
          </table:table-cell>
          <table:table-cell table:number-columns-repeated="10"/>
        </table:table-row>
      </table:table>
      <table:table table:name="Freetether dryad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xD</text:p>
          </table:table-cell>
          <table:table-cell office:value-type="string">
            <text:p>xf</text:p>
          </table:table-cell>
          <table:table-cell office:value-type="string">
            <text:p>YD</text:p>
          </table:table-cell>
          <table:table-cell office:value-type="string">
            <text:p>Yf</text:p>
          </table:table-cell>
          <table:table-cell/>
          <table:table-cell office:value-type="string">
            <text:p>Female Inverse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2]&amp;[.B1]" office:value-type="string" office:string-value="xDxD">
            <text:p>xDxD</text:p>
          </table:table-cell>
          <table:table-cell table:formula="of:=[.$A$2]&amp;[.C1]" office:value-type="string" office:string-value="xDxf">
            <text:p>xDxf</text:p>
          </table:table-cell>
          <table:table-cell table:formula="of:=[.$A$2]&amp;[.D1]" office:value-type="string" office:string-value="xDYD">
            <text:p>xDYD</text:p>
          </table:table-cell>
          <table:table-cell table:formula="of:=[.$A$2]&amp;[.E1]" office:value-type="string" office:string-value="xDYf">
            <text:p>xDYf</text:p>
          </table:table-cell>
          <table:table-cell/>
          <table:table-cell office:value-type="string">
            <text:p>Male Inverse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3]&amp;[.B1]" office:value-type="string" office:string-value="xDxD">
            <text:p>xDxD</text:p>
          </table:table-cell>
          <table:table-cell table:formula="of:=[.$A$3]&amp;[.C1]" office:value-type="string" office:string-value="xDxf">
            <text:p>xDxf</text:p>
          </table:table-cell>
          <table:table-cell table:formula="of:=[.$A$3]&amp;[.D1]" office:value-type="string" office:string-value="xDYD">
            <text:p>xDYD</text:p>
          </table:table-cell>
          <table:table-cell table:formula="of:=[.$A$3]&amp;[.E1]" office:value-type="string" office:string-value="xDYf">
            <text:p>xDYf</text:p>
          </table:table-cell>
          <table:table-cell/>
          <table:table-cell office:value-type="string">
            <text:p>Halfblood Freetether Dryad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4]&amp;[.B1]" office:value-type="string" office:string-value="xDxD">
            <text:p>xDxD</text:p>
          </table:table-cell>
          <table:table-cell table:formula="of:=[.$A$4]&amp;[.C1]" office:value-type="string" office:string-value="xDxf">
            <text:p>xDxf</text:p>
          </table:table-cell>
          <table:table-cell table:formula="of:=[.$A$4]&amp;[.D1]" office:value-type="string" office:string-value="xDYD">
            <text:p>xDYD</text:p>
          </table:table-cell>
          <table:table-cell table:formula="of:=[.$A$4]&amp;[.E1]" office:value-type="string" office:string-value="xDYf">
            <text:p>xDYf</text:p>
          </table:table-cell>
          <table:table-cell/>
          <table:table-cell office:value-type="string">
            <text:p>Freetether Dryad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5]&amp;[.B1]" office:value-type="string" office:string-value="xDxD">
            <text:p>xDxD</text:p>
          </table:table-cell>
          <table:table-cell table:formula="of:=[.$A$5]&amp;[.C1]" office:value-type="string" office:string-value="xDxf">
            <text:p>xDxf</text:p>
          </table:table-cell>
          <table:table-cell table:formula="of:=[.$A$5]&amp;[.D1]" office:value-type="string" office:string-value="xDYD">
            <text:p>xDYD</text:p>
          </table:table-cell>
          <table:table-cell table:formula="of:=[.$A$5]&amp;[.E1]" office:value-type="string" office:string-value="xDYf">
            <text:p>xDYf</text:p>
          </table:table-cell>
          <table:table-cell/>
          <table:table-cell office:value-type="string">
            <text:p>Inviable</text:p>
          </table:table-cell>
          <table:table-cell table:number-columns-repeated="6"/>
        </table:table-row>
        <table:table-row table:style-name="ro1">
          <table:table-cell/>
          <table:table-cell table:style-name="Result" table:number-columns-repeated="4"/>
          <table:table-cell table:number-columns-repeated="8"/>
        </table:table-row>
        <table:table-row table:style-name="ro1">
          <table:table-cell/>
          <table:table-cell table:formula="of:=[.$B$2]" office:value-type="string" office:string-value="xDxD">
            <text:p>xDxD</text:p>
          </table:table-cell>
          <table:table-cell table:formula="of:=VLOOKUP([.B7];[.$F$7:.$G$14];2;0)" office:value-type="string" office:string-value="Freetether Dryad">
            <text:p>Freetether Dryad</text:p>
          </table:table-cell>
          <table:table-cell table:number-columns-repeated="2"/>
          <table:table-cell office:value-type="string">
            <text:p>xfxf</text:p>
          </table:table-cell>
          <table:table-cell table:formula="of:=[.$G$1]" office:value-type="string" office:string-value="Female Inverse">
            <text:p>Female Inverse</text:p>
          </table:table-cell>
          <table:table-cell table:formula="of:=[.$G$1]" office:value-type="string" office:string-value="Female Inverse">
            <text:p>Female Inverse</text:p>
          </table:table-cell>
          <table:table-cell table:formula="of:=COUNTIF([.$C$7:.$C$22];[.H7])" office:value-type="float" office:value="0">
            <text:p>0</text:p>
          </table:table-cell>
          <table:table-cell table:style-name="ce13" table:formula="of:=[.I7]/[.$I$12]" office:value-type="percentage" office:value="0">
            <text:p>0.00%</text:p>
          </table:table-cell>
          <table:table-cell table:formula="of:=ROUND([.J7]*10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K7]" office:value-type="float" office:value="0">
            <text:p>0</text:p>
          </table:table-cell>
        </table:table-row>
        <table:table-row table:style-name="ro1">
          <table:table-cell/>
          <table:table-cell table:formula="of:=[.$B$3]" office:value-type="string" office:string-value="xDxD">
            <text:p>xDxD</text:p>
          </table:table-cell>
          <table:table-cell table:formula="of:=VLOOKUP([.B8];[.$F$7:.$G$14];2;0)" office:value-type="string" office:string-value="Freetether Dryad">
            <text:p>Freetether Dryad</text:p>
          </table:table-cell>
          <table:table-cell table:number-columns-repeated="2"/>
          <table:table-cell office:value-type="string">
            <text:p>xfxD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[.$G$2]" office:value-type="string" office:string-value="Male Inverse">
            <text:p>Male Inverse</text:p>
          </table:table-cell>
          <table:table-cell table:formula="of:=COUNTIF([.$C$7:.$C$22];[.H8])" office:value-type="float" office:value="0">
            <text:p>0</text:p>
          </table:table-cell>
          <table:table-cell table:style-name="ce13" table:formula="of:=[.I8]/[.$I$12]" office:value-type="percentage" office:value="0">
            <text:p>0.00%</text:p>
          </table:table-cell>
          <table:table-cell table:formula="of:=ROUND([.J8]*100)" office:value-type="float" office:value="0">
            <text:p>0</text:p>
          </table:table-cell>
          <table:table-cell table:formula="of:=[.M7]+1" office:value-type="float" office:value="1">
            <text:p>1</text:p>
          </table:table-cell>
          <table:table-cell table:formula="of:=IF([.J8]&gt;0;[.L8]+[.K8]-1;[.M7])" office:value-type="float" office:value="0">
            <text:p>0</text:p>
          </table:table-cell>
        </table:table-row>
        <table:table-row table:style-name="ro1">
          <table:table-cell/>
          <table:table-cell table:formula="of:=[.$B$4]" office:value-type="string" office:string-value="xDxD">
            <text:p>xDxD</text:p>
          </table:table-cell>
          <table:table-cell table:formula="of:=VLOOKUP([.B9];[.$F$7:.$G$14];2;0)" office:value-type="string" office:string-value="Freetether Dryad">
            <text:p>Freetether Dryad</text:p>
          </table:table-cell>
          <table:table-cell table:number-columns-repeated="2"/>
          <table:table-cell office:value-type="string">
            <text:p>xDxD</text:p>
          </table:table-cell>
          <table:table-cell table:formula="of:=[.$H$10]" office:value-type="string" office:string-value="Freetether Dryad">
            <text:p>Freetether Dryad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COUNTIF([.$C$7:.$C$22];[.H9])" office:value-type="float" office:value="4">
            <text:p>4</text:p>
          </table:table-cell>
          <table:table-cell table:style-name="ce13" table:formula="of:=[.I9]/[.$I$12]" office:value-type="percentage" office:value="0.25">
            <text:p>25.00%</text:p>
          </table:table-cell>
          <table:table-cell table:formula="of:=ROUND([.J9]*100)" office:value-type="float" office:value="25">
            <text:p>25</text:p>
          </table:table-cell>
          <table:table-cell table:formula="of:=[.M8]+1" office:value-type="float" office:value="1">
            <text:p>1</text:p>
          </table:table-cell>
          <table:table-cell table:formula="of:=IF([.J9]&gt;0;[.L9]+[.K9]-1;[.M8])" office:value-type="float" office:value="25">
            <text:p>25</text:p>
          </table:table-cell>
        </table:table-row>
        <table:table-row table:style-name="ro1">
          <table:table-cell/>
          <table:table-cell table:formula="of:=[.$B$5]" office:value-type="string" office:string-value="xDxD">
            <text:p>xDxD</text:p>
          </table:table-cell>
          <table:table-cell table:formula="of:=VLOOKUP([.B10];[.$F$7:.$G$14];2;0)" office:value-type="string" office:string-value="Freetether Dryad">
            <text:p>Freetether Dryad</text:p>
          </table:table-cell>
          <table:table-cell table:number-columns-repeated="2"/>
          <table:table-cell office:value-type="string">
            <text:p>xDxf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[.$G$4]" office:value-type="string" office:string-value="Freetether Dryad">
            <text:p>Freetether Dryad</text:p>
          </table:table-cell>
          <table:table-cell table:formula="of:=COUNTIF([.$C$7:.$C$22];[.H10])" office:value-type="float" office:value="4">
            <text:p>4</text:p>
          </table:table-cell>
          <table:table-cell table:style-name="ce13" table:formula="of:=[.I10]/[.$I$12]" office:value-type="percentage" office:value="0.25">
            <text:p>25.00%</text:p>
          </table:table-cell>
          <table:table-cell table:formula="of:=ROUND([.J10]*100)" office:value-type="float" office:value="25">
            <text:p>25</text:p>
          </table:table-cell>
          <table:table-cell table:formula="of:=[.M9]+1" office:value-type="float" office:value="26">
            <text:p>26</text:p>
          </table:table-cell>
          <table:table-cell table:formula="of:=IF([.J10]&gt;0;[.L10]+[.K10]-1;[.M9])" office:value-type="float" office:value="50">
            <text:p>50</text:p>
          </table:table-cell>
        </table:table-row>
        <table:table-row table:style-name="ro1">
          <table:table-cell/>
          <table:table-cell table:formula="of:=[.$C$2]" office:value-type="string" office:string-value="xDxf">
            <text:p>xDxf</text:p>
          </table:table-cell>
          <table:table-cell table:formula="of:=VLOOKUP([.B11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YD</text:p>
          </table:table-cell>
          <table:table-cell table:formula="of:=[.$G$5]" office:value-type="string" office:string-value="Inviable">
            <text:p>Inviable</text:p>
          </table:table-cell>
          <table:table-cell table:formula="of:=[.$G$5]" office:value-type="string" office:string-value="Inviable">
            <text:p>Inviable</text:p>
          </table:table-cell>
          <table:table-cell table:formula="of:=COUNTIF([.$C$7:.$C$22];[.H11])" office:value-type="float" office:value="8">
            <text:p>8</text:p>
          </table:table-cell>
          <table:table-cell table:style-name="ce13" table:formula="of:=[.I11]/[.$I$12]" office:value-type="percentage" office:value="0.5">
            <text:p>50.00%</text:p>
          </table:table-cell>
          <table:table-cell table:formula="of:=ROUND([.J11]*100)" office:value-type="float" office:value="50">
            <text:p>50</text:p>
          </table:table-cell>
          <table:table-cell table:formula="of:=[.M10]+1" office:value-type="float" office:value="51">
            <text:p>5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table:formula="of:=[.$C$3]" office:value-type="string" office:string-value="xDxf">
            <text:p>xDxf</text:p>
          </table:table-cell>
          <table:table-cell table:formula="of:=VLOOKUP([.B12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Yf</text:p>
          </table:table-cell>
          <table:table-cell table:formula="of:=[.$G$5]" office:value-type="string" office:string-value="Inviable">
            <text:p>Inviable</text:p>
          </table:table-cell>
          <table:table-cell/>
          <table:table-cell table:formula="of:=SUM([.I7:.I11])"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table:formula="of:=[.$C$4]" office:value-type="string" office:string-value="xDxf">
            <text:p>xDxf</text:p>
          </table:table-cell>
          <table:table-cell table:formula="of:=VLOOKUP([.B13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YD</text:p>
          </table:table-cell>
          <table:table-cell table:formula="of:=[.$G$5]" office:value-type="string" office:string-value="Inviable">
            <text:p>Inviable</text:p>
          </table:table-cell>
          <table:table-cell table:number-columns-repeated="6"/>
        </table:table-row>
        <table:table-row table:style-name="ro1">
          <table:table-cell/>
          <table:table-cell table:formula="of:=[.$C$5]" office:value-type="string" office:string-value="xDxf">
            <text:p>xDxf</text:p>
          </table:table-cell>
          <table:table-cell table:formula="of:=VLOOKUP([.B14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Yf</text:p>
          </table:table-cell>
          <table:table-cell table:formula="of:=[.$G$2]" office:value-type="string" office:string-value="Male Inverse">
            <text:p>Male Inverse</text:p>
          </table:table-cell>
          <table:table-cell table:formula="of:=[.$G$3]&amp;&quot; (&quot;&amp;TEXT([.J9];&quot;%##.#&quot;)&amp;&quot;)&quot;" office:value-type="string" office:string-value="Halfblood Freetether Dryad (%25)">
            <text:p>Halfblood Freetether Dryad (%25)</text:p>
          </table:table-cell>
          <table:table-cell table:formula="of:=[.$L$9]" office:value-type="float" office:value="1">
            <text:p>1</text:p>
          </table:table-cell>
          <table:table-cell table:formula="of:=[.$M$9]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$D$2]" office:value-type="string" office:string-value="xDYD">
            <text:p>xDYD</text:p>
          </table:table-cell>
          <table:table-cell table:formula="of:=VLOOKUP([.B15];[.$F$7:.$G$14];2;0)" office:value-type="string" office:string-value="Inviable">
            <text:p>Inviable</text:p>
          </table:table-cell>
          <table:table-cell table:number-columns-repeated="4"/>
          <table:table-cell table:formula="of:=[.$G$4]&amp;&quot; (&quot;&amp;TEXT([.J10];&quot;%##.#&quot;)&amp;&quot;)&quot;" office:value-type="string" office:string-value="Freetether Dryad (%25)">
            <text:p>Freetether Dryad (%25)</text:p>
          </table:table-cell>
          <table:table-cell table:formula="of:=[.$L$10]" office:value-type="float" office:value="26">
            <text:p>26</text:p>
          </table:table-cell>
          <table:table-cell table:formula="of:=[.$M$10]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$D$3]" office:value-type="string" office:string-value="xDYD">
            <text:p>xDYD</text:p>
          </table:table-cell>
          <table:table-cell table:formula="of:=VLOOKUP([.B16];[.$F$7:.$G$14];2;0)" office:value-type="string" office:string-value="Inviable">
            <text:p>Inviable</text:p>
          </table:table-cell>
          <table:table-cell table:number-columns-repeated="4"/>
          <table:table-cell table:formula="of:=[.$G$5]&amp;&quot; (&quot;&amp;TEXT([.J11];&quot;%##.#&quot;)&amp;&quot;)&quot;" office:value-type="string" office:string-value="Inviable (%50)">
            <text:p>Inviable (%50)</text:p>
          </table:table-cell>
          <table:table-cell table:formula="of:=[.$L$11]" office:value-type="float" office:value="51">
            <text:p>51</text:p>
          </table:table-cell>
          <table:table-cell table:formula="of:=[.$M$1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$D$4]" office:value-type="string" office:string-value="xDYD">
            <text:p>xDYD</text:p>
          </table:table-cell>
          <table:table-cell table:formula="of:=VLOOKUP([.B17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D$5]" office:value-type="string" office:string-value="xDYD">
            <text:p>xDYD</text:p>
          </table:table-cell>
          <table:table-cell table:formula="of:=VLOOKUP([.B18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2]" office:value-type="string" office:string-value="xDYf">
            <text:p>xDYf</text:p>
          </table:table-cell>
          <table:table-cell table:formula="of:=VLOOKUP([.B19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3]" office:value-type="string" office:string-value="xDYf">
            <text:p>xDYf</text:p>
          </table:table-cell>
          <table:table-cell table:formula="of:=VLOOKUP([.B20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4]" office:value-type="string" office:string-value="xDYf">
            <text:p>xDYf</text:p>
          </table:table-cell>
          <table:table-cell table:formula="of:=VLOOKUP([.B21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5]" office:value-type="string" office:string-value="xDYf">
            <text:p>xDYf</text:p>
          </table:table-cell>
          <table:table-cell table:formula="of:=VLOOKUP([.B22];[.$F$7:.$G$14];2;0)" office:value-type="string" office:string-value="Inviable">
            <text:p>Inviable</text:p>
          </table:table-cell>
          <table:table-cell table:number-columns-repeated="10"/>
        </table:table-row>
      </table:table>
      <table:table table:name="Halfblood Freetether dryad x Male fey" table:style-name="ta1" table:print="false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xf</text:p>
          </table:table-cell>
          <table:table-cell office:value-type="string">
            <text:p>xf</text:p>
          </table:table-cell>
          <table:table-cell office:value-type="string">
            <text:p>Yf</text:p>
          </table:table-cell>
          <table:table-cell office:value-type="string">
            <text:p>Yf</text:p>
          </table:table-cell>
          <table:table-cell/>
          <table:table-cell office:value-type="string">
            <text:p>Female Inverse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2]&amp;[.B1]" office:value-type="string" office:string-value="xDxf">
            <text:p>xDxf</text:p>
          </table:table-cell>
          <table:table-cell table:formula="of:=[.$A$2]&amp;[.C1]" office:value-type="string" office:string-value="xDxf">
            <text:p>xDxf</text:p>
          </table:table-cell>
          <table:table-cell table:formula="of:=[.$A$2]&amp;[.D1]" office:value-type="string" office:string-value="xDYf">
            <text:p>xDYf</text:p>
          </table:table-cell>
          <table:table-cell table:formula="of:=[.$A$2]&amp;[.E1]" office:value-type="string" office:string-value="xDYf">
            <text:p>xDYf</text:p>
          </table:table-cell>
          <table:table-cell/>
          <table:table-cell office:value-type="string">
            <text:p>Male Inverse</text:p>
          </table:table-cell>
          <table:table-cell table:number-columns-repeated="6"/>
        </table:table-row>
        <table:table-row table:style-name="ro1">
          <table:table-cell office:value-type="string">
            <text:p>xf</text:p>
          </table:table-cell>
          <table:table-cell table:formula="of:=[.$A$3]&amp;[.B1]" office:value-type="string" office:string-value="xfxf">
            <text:p>xfxf</text:p>
          </table:table-cell>
          <table:table-cell table:formula="of:=[.$A$3]&amp;[.C1]" office:value-type="string" office:string-value="xfxf">
            <text:p>xfxf</text:p>
          </table:table-cell>
          <table:table-cell table:formula="of:=[.$A$3]&amp;[.D1]" office:value-type="string" office:string-value="xfYf">
            <text:p>xfYf</text:p>
          </table:table-cell>
          <table:table-cell table:formula="of:=[.$A$3]&amp;[.E1]" office:value-type="string" office:string-value="xfYf">
            <text:p>xfYf</text:p>
          </table:table-cell>
          <table:table-cell/>
          <table:table-cell office:value-type="string">
            <text:p>Halfblood Freetether Dryad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4]&amp;[.B1]" office:value-type="string" office:string-value="xDxf">
            <text:p>xDxf</text:p>
          </table:table-cell>
          <table:table-cell table:formula="of:=[.$A$4]&amp;[.C1]" office:value-type="string" office:string-value="xDxf">
            <text:p>xDxf</text:p>
          </table:table-cell>
          <table:table-cell table:formula="of:=[.$A$4]&amp;[.D1]" office:value-type="string" office:string-value="xDYf">
            <text:p>xDYf</text:p>
          </table:table-cell>
          <table:table-cell table:formula="of:=[.$A$4]&amp;[.E1]" office:value-type="string" office:string-value="xDYf">
            <text:p>xDYf</text:p>
          </table:table-cell>
          <table:table-cell/>
          <table:table-cell office:value-type="string">
            <text:p>Freetether Dryad</text:p>
          </table:table-cell>
          <table:table-cell table:number-columns-repeated="6"/>
        </table:table-row>
        <table:table-row table:style-name="ro1">
          <table:table-cell office:value-type="string">
            <text:p>xf</text:p>
          </table:table-cell>
          <table:table-cell table:formula="of:=[.$A$5]&amp;[.B1]" office:value-type="string" office:string-value="xfxf">
            <text:p>xfxf</text:p>
          </table:table-cell>
          <table:table-cell table:formula="of:=[.$A$5]&amp;[.C1]" office:value-type="string" office:string-value="xfxf">
            <text:p>xfxf</text:p>
          </table:table-cell>
          <table:table-cell table:formula="of:=[.$A$5]&amp;[.D1]" office:value-type="string" office:string-value="xfYf">
            <text:p>xfYf</text:p>
          </table:table-cell>
          <table:table-cell table:formula="of:=[.$A$5]&amp;[.E1]" office:value-type="string" office:string-value="xfYf">
            <text:p>xfYf</text:p>
          </table:table-cell>
          <table:table-cell/>
          <table:table-cell office:value-type="string">
            <text:p>Inviable</text:p>
          </table:table-cell>
          <table:table-cell table:number-columns-repeated="6"/>
        </table:table-row>
        <table:table-row table:style-name="ro1">
          <table:table-cell/>
          <table:table-cell table:style-name="Result" table:number-columns-repeated="4"/>
          <table:table-cell table:number-columns-repeated="8"/>
        </table:table-row>
        <table:table-row table:style-name="ro1">
          <table:table-cell/>
          <table:table-cell table:formula="of:=[.$B$2]" office:value-type="string" office:string-value="xDxf">
            <text:p>xDxf</text:p>
          </table:table-cell>
          <table:table-cell table:formula="of:=VLOOKUP([.B7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xf</text:p>
          </table:table-cell>
          <table:table-cell table:formula="of:=[.$G$1]" office:value-type="string" office:string-value="Female Inverse">
            <text:p>Female Inverse</text:p>
          </table:table-cell>
          <table:table-cell table:formula="of:=[.$G$1]" office:value-type="string" office:string-value="Female Inverse">
            <text:p>Female Inverse</text:p>
          </table:table-cell>
          <table:table-cell table:formula="of:=COUNTIF([.$C$7:.$C$22];[.H7])" office:value-type="float" office:value="4">
            <text:p>4</text:p>
          </table:table-cell>
          <table:table-cell table:style-name="ce13" table:formula="of:=[.I7]/[.$I$12]" office:value-type="percentage" office:value="0.25">
            <text:p>25.00%</text:p>
          </table:table-cell>
          <table:table-cell table:formula="of:=ROUND([.J7]*100)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K7]" office:value-type="float" office:value="25">
            <text:p>25</text:p>
          </table:table-cell>
        </table:table-row>
        <table:table-row table:style-name="ro1">
          <table:table-cell/>
          <table:table-cell table:formula="of:=[.$B$3]" office:value-type="string" office:string-value="xfxf">
            <text:p>xfxf</text:p>
          </table:table-cell>
          <table:table-cell table:formula="of:=VLOOKUP([.B8];[.$F$7:.$G$14];2;0)" office:value-type="string" office:string-value="Female Inverse">
            <text:p>Female Inverse</text:p>
          </table:table-cell>
          <table:table-cell table:number-columns-repeated="2"/>
          <table:table-cell office:value-type="string">
            <text:p>xfxD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[.$G$2]" office:value-type="string" office:string-value="Male Inverse">
            <text:p>Male Inverse</text:p>
          </table:table-cell>
          <table:table-cell table:formula="of:=COUNTIF([.$C$7:.$C$22];[.H8])" office:value-type="float" office:value="4">
            <text:p>4</text:p>
          </table:table-cell>
          <table:table-cell table:style-name="ce13" table:formula="of:=[.I8]/[.$I$12]" office:value-type="percentage" office:value="0.25">
            <text:p>25.00%</text:p>
          </table:table-cell>
          <table:table-cell table:formula="of:=ROUND([.J8]*100)" office:value-type="float" office:value="25">
            <text:p>25</text:p>
          </table:table-cell>
          <table:table-cell table:formula="of:=[.M7]+1" office:value-type="float" office:value="26">
            <text:p>26</text:p>
          </table:table-cell>
          <table:table-cell table:formula="of:=IF([.J8]&gt;0;[.L8]+[.K8]-1;[.M7])" office:value-type="float" office:value="50">
            <text:p>50</text:p>
          </table:table-cell>
        </table:table-row>
        <table:table-row table:style-name="ro1">
          <table:table-cell/>
          <table:table-cell table:formula="of:=[.$B$4]" office:value-type="string" office:string-value="xDxf">
            <text:p>xDxf</text:p>
          </table:table-cell>
          <table:table-cell table:formula="of:=VLOOKUP([.B9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xD</text:p>
          </table:table-cell>
          <table:table-cell table:formula="of:=[.$H$10]" office:value-type="string" office:string-value="Freetether Dryad">
            <text:p>Freetether Dryad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COUNTIF([.$C$7:.$C$22];[.H9])" office:value-type="float" office:value="4">
            <text:p>4</text:p>
          </table:table-cell>
          <table:table-cell table:style-name="ce13" table:formula="of:=[.I9]/[.$I$12]" office:value-type="percentage" office:value="0.25">
            <text:p>25.00%</text:p>
          </table:table-cell>
          <table:table-cell table:formula="of:=ROUND([.J9]*100)" office:value-type="float" office:value="25">
            <text:p>25</text:p>
          </table:table-cell>
          <table:table-cell table:formula="of:=[.M8]+1" office:value-type="float" office:value="51">
            <text:p>51</text:p>
          </table:table-cell>
          <table:table-cell table:formula="of:=IF([.J9]&gt;0;[.L9]+[.K9]-1;[.M8])" office:value-type="float" office:value="75">
            <text:p>75</text:p>
          </table:table-cell>
        </table:table-row>
        <table:table-row table:style-name="ro1">
          <table:table-cell/>
          <table:table-cell table:formula="of:=[.$B$5]" office:value-type="string" office:string-value="xfxf">
            <text:p>xfxf</text:p>
          </table:table-cell>
          <table:table-cell table:formula="of:=VLOOKUP([.B10];[.$F$7:.$G$14];2;0)" office:value-type="string" office:string-value="Female Inverse">
            <text:p>Female Inverse</text:p>
          </table:table-cell>
          <table:table-cell table:number-columns-repeated="2"/>
          <table:table-cell office:value-type="string">
            <text:p>xDxf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[.$G$4]" office:value-type="string" office:string-value="Freetether Dryad">
            <text:p>Freetether Dryad</text:p>
          </table:table-cell>
          <table:table-cell table:formula="of:=COUNTIF([.$C$7:.$C$22];[.H10])" office:value-type="float" office:value="0">
            <text:p>0</text:p>
          </table:table-cell>
          <table:table-cell table:style-name="ce13" table:formula="of:=[.I10]/[.$I$12]" office:value-type="percentage" office:value="0">
            <text:p>0.00%</text:p>
          </table:table-cell>
          <table:table-cell table:formula="of:=ROUND([.J10]*100)" office:value-type="float" office:value="0">
            <text:p>0</text:p>
          </table:table-cell>
          <table:table-cell table:formula="of:=[.M9]+1" office:value-type="float" office:value="76">
            <text:p>76</text:p>
          </table:table-cell>
          <table:table-cell table:formula="of:=IF([.J10]&gt;0;[.L10]+[.K10]-1;[.M9])" office:value-type="float" office:value="75">
            <text:p>75</text:p>
          </table:table-cell>
        </table:table-row>
        <table:table-row table:style-name="ro1">
          <table:table-cell/>
          <table:table-cell table:formula="of:=[.$C$2]" office:value-type="string" office:string-value="xDxf">
            <text:p>xDxf</text:p>
          </table:table-cell>
          <table:table-cell table:formula="of:=VLOOKUP([.B11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YD</text:p>
          </table:table-cell>
          <table:table-cell table:formula="of:=[.$G$5]" office:value-type="string" office:string-value="Inviable">
            <text:p>Inviable</text:p>
          </table:table-cell>
          <table:table-cell table:formula="of:=[.$G$5]" office:value-type="string" office:string-value="Inviable">
            <text:p>Inviable</text:p>
          </table:table-cell>
          <table:table-cell table:formula="of:=COUNTIF([.$C$7:.$C$22];[.H11])" office:value-type="float" office:value="4">
            <text:p>4</text:p>
          </table:table-cell>
          <table:table-cell table:style-name="ce13" table:formula="of:=[.I11]/[.$I$12]" office:value-type="percentage" office:value="0.25">
            <text:p>25.00%</text:p>
          </table:table-cell>
          <table:table-cell table:formula="of:=ROUND([.J11]*100)" office:value-type="float" office:value="25">
            <text:p>25</text:p>
          </table:table-cell>
          <table:table-cell table:formula="of:=[.M10]+1" office:value-type="float" office:value="76">
            <text:p>7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table:formula="of:=[.$C$3]" office:value-type="string" office:string-value="xfxf">
            <text:p>xfxf</text:p>
          </table:table-cell>
          <table:table-cell table:formula="of:=VLOOKUP([.B12];[.$F$7:.$G$14];2;0)" office:value-type="string" office:string-value="Female Inverse">
            <text:p>Female Inverse</text:p>
          </table:table-cell>
          <table:table-cell table:number-columns-repeated="2"/>
          <table:table-cell office:value-type="string">
            <text:p>xDYf</text:p>
          </table:table-cell>
          <table:table-cell table:formula="of:=[.$G$5]" office:value-type="string" office:string-value="Inviable">
            <text:p>Inviable</text:p>
          </table:table-cell>
          <table:table-cell/>
          <table:table-cell table:formula="of:=SUM([.I7:.I11])"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table:formula="of:=[.$C$4]" office:value-type="string" office:string-value="xDxf">
            <text:p>xDxf</text:p>
          </table:table-cell>
          <table:table-cell table:formula="of:=VLOOKUP([.B13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YD</text:p>
          </table:table-cell>
          <table:table-cell table:formula="of:=[.$G$5]" office:value-type="string" office:string-value="Inviable">
            <text:p>Inviable</text:p>
          </table:table-cell>
          <table:table-cell table:number-columns-repeated="6"/>
        </table:table-row>
        <table:table-row table:style-name="ro1">
          <table:table-cell/>
          <table:table-cell table:formula="of:=[.$C$5]" office:value-type="string" office:string-value="xfxf">
            <text:p>xfxf</text:p>
          </table:table-cell>
          <table:table-cell table:formula="of:=VLOOKUP([.B14];[.$F$7:.$G$14];2;0)" office:value-type="string" office:string-value="Female Inverse">
            <text:p>Female Inverse</text:p>
          </table:table-cell>
          <table:table-cell table:number-columns-repeated="2"/>
          <table:table-cell office:value-type="string">
            <text:p>xfYf</text:p>
          </table:table-cell>
          <table:table-cell table:formula="of:=[.$G$2]" office:value-type="string" office:string-value="Male Inverse">
            <text:p>Male Inverse</text:p>
          </table:table-cell>
          <table:table-cell table:formula="of:=[.$G$1]&amp;&quot; (&quot;&amp;TEXT([.J7];&quot;%##.#&quot;)&amp;&quot;)&quot;" office:value-type="string" office:string-value="Female Inverse (%25)">
            <text:p>Female Inverse (%25)</text:p>
          </table:table-cell>
          <table:table-cell table:formula="of:=[.$L$7]" office:value-type="float" office:value="1">
            <text:p>1</text:p>
          </table:table-cell>
          <table:table-cell table:formula="of:=[.$M$7]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formula="of:=[.$D$2]" office:value-type="string" office:string-value="xDYf">
            <text:p>xDYf</text:p>
          </table:table-cell>
          <table:table-cell table:formula="of:=VLOOKUP([.B15];[.$F$7:.$G$14];2;0)" office:value-type="string" office:string-value="Inviable">
            <text:p>Inviable</text:p>
          </table:table-cell>
          <table:table-cell table:number-columns-repeated="4"/>
          <table:table-cell table:formula="of:=[.$G$2]&amp;&quot; (&quot;&amp;TEXT([.J8];&quot;%##.#&quot;)&amp;&quot;)&quot;" office:value-type="string" office:string-value="Male Inverse (%25)">
            <text:p>Male Inverse (%25)</text:p>
          </table:table-cell>
          <table:table-cell table:formula="of:=[.$L$8]" office:value-type="float" office:value="26">
            <text:p>26</text:p>
          </table:table-cell>
          <table:table-cell table:formula="of:=[.$M$8]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$D$3]" office:value-type="string" office:string-value="xfYf">
            <text:p>xfYf</text:p>
          </table:table-cell>
          <table:table-cell table:formula="of:=VLOOKUP([.B16];[.$F$7:.$G$14];2;0)" office:value-type="string" office:string-value="Male Inverse">
            <text:p>Male Inverse</text:p>
          </table:table-cell>
          <table:table-cell table:number-columns-repeated="4"/>
          <table:table-cell table:formula="of:=[.$G$3]&amp;&quot; (&quot;&amp;TEXT([.J9];&quot;%##.#&quot;)&amp;&quot;)&quot;" office:value-type="string" office:string-value="Halfblood Freetether Dryad (%25)">
            <text:p>Halfblood Freetether Dryad (%25)</text:p>
          </table:table-cell>
          <table:table-cell table:formula="of:=[.$L$9]" office:value-type="float" office:value="51">
            <text:p>51</text:p>
          </table:table-cell>
          <table:table-cell table:formula="of:=[.$M$9]"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[.$D$4]" office:value-type="string" office:string-value="xDYf">
            <text:p>xDYf</text:p>
          </table:table-cell>
          <table:table-cell table:formula="of:=VLOOKUP([.B17];[.$F$7:.$G$14];2;0)" office:value-type="string" office:string-value="Inviable">
            <text:p>Inviable</text:p>
          </table:table-cell>
          <table:table-cell table:number-columns-repeated="4"/>
          <table:table-cell table:formula="of:=[.$G$5]&amp;&quot; (&quot;&amp;TEXT([.J11];&quot;%##.#&quot;)&amp;&quot;)&quot;" office:value-type="string" office:string-value="Inviable (%25)">
            <text:p>Inviable (%25)</text:p>
          </table:table-cell>
          <table:table-cell table:formula="of:=[.$L$11]" office:value-type="float" office:value="76">
            <text:p>76</text:p>
          </table:table-cell>
          <table:table-cell table:formula="of:=[.$M$1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$D$5]" office:value-type="string" office:string-value="xfYf">
            <text:p>xfYf</text:p>
          </table:table-cell>
          <table:table-cell table:formula="of:=VLOOKUP([.B18];[.$F$7:.$G$14];2;0)" office:value-type="string" office:string-value="Male Inverse">
            <text:p>Male Inverse</text:p>
          </table:table-cell>
          <table:table-cell table:number-columns-repeated="10"/>
        </table:table-row>
        <table:table-row table:style-name="ro1">
          <table:table-cell/>
          <table:table-cell table:formula="of:=[.$E$2]" office:value-type="string" office:string-value="xDYf">
            <text:p>xDYf</text:p>
          </table:table-cell>
          <table:table-cell table:formula="of:=VLOOKUP([.B19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3]" office:value-type="string" office:string-value="xfYf">
            <text:p>xfYf</text:p>
          </table:table-cell>
          <table:table-cell table:formula="of:=VLOOKUP([.B20];[.$F$7:.$G$14];2;0)" office:value-type="string" office:string-value="Male Inverse">
            <text:p>Male Inverse</text:p>
          </table:table-cell>
          <table:table-cell table:number-columns-repeated="10"/>
        </table:table-row>
        <table:table-row table:style-name="ro1">
          <table:table-cell/>
          <table:table-cell table:formula="of:=[.$E$4]" office:value-type="string" office:string-value="xDYf">
            <text:p>xDYf</text:p>
          </table:table-cell>
          <table:table-cell table:formula="of:=VLOOKUP([.B21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5]" office:value-type="string" office:string-value="xfYf">
            <text:p>xfYf</text:p>
          </table:table-cell>
          <table:table-cell table:formula="of:=VLOOKUP([.B22];[.$F$7:.$G$14];2;0)" office:value-type="string" office:string-value="Male Inverse">
            <text:p>Male Inverse</text:p>
          </table:table-cell>
          <table:table-cell table:number-columns-repeated="10"/>
        </table:table-row>
      </table:table>
      <table:table table:name="Freetether dryad x Male fey" table:style-name="ta1" table:print="false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xf</text:p>
          </table:table-cell>
          <table:table-cell office:value-type="string">
            <text:p>xf</text:p>
          </table:table-cell>
          <table:table-cell office:value-type="string">
            <text:p>Yf</text:p>
          </table:table-cell>
          <table:table-cell office:value-type="string">
            <text:p>Yf</text:p>
          </table:table-cell>
          <table:table-cell/>
          <table:table-cell office:value-type="string">
            <text:p>Female Inverse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2]&amp;[.B1]" office:value-type="string" office:string-value="xDxf">
            <text:p>xDxf</text:p>
          </table:table-cell>
          <table:table-cell table:formula="of:=[.$A$2]&amp;[.C1]" office:value-type="string" office:string-value="xDxf">
            <text:p>xDxf</text:p>
          </table:table-cell>
          <table:table-cell table:formula="of:=[.$A$2]&amp;[.D1]" office:value-type="string" office:string-value="xDYf">
            <text:p>xDYf</text:p>
          </table:table-cell>
          <table:table-cell table:formula="of:=[.$A$2]&amp;[.E1]" office:value-type="string" office:string-value="xDYf">
            <text:p>xDYf</text:p>
          </table:table-cell>
          <table:table-cell/>
          <table:table-cell office:value-type="string">
            <text:p>Male Inverse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3]&amp;[.B1]" office:value-type="string" office:string-value="xDxf">
            <text:p>xDxf</text:p>
          </table:table-cell>
          <table:table-cell table:formula="of:=[.$A$3]&amp;[.C1]" office:value-type="string" office:string-value="xDxf">
            <text:p>xDxf</text:p>
          </table:table-cell>
          <table:table-cell table:formula="of:=[.$A$3]&amp;[.D1]" office:value-type="string" office:string-value="xDYf">
            <text:p>xDYf</text:p>
          </table:table-cell>
          <table:table-cell table:formula="of:=[.$A$3]&amp;[.E1]" office:value-type="string" office:string-value="xDYf">
            <text:p>xDYf</text:p>
          </table:table-cell>
          <table:table-cell/>
          <table:table-cell office:value-type="string">
            <text:p>Halfblood Freetether Dryad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4]&amp;[.B1]" office:value-type="string" office:string-value="xDxf">
            <text:p>xDxf</text:p>
          </table:table-cell>
          <table:table-cell table:formula="of:=[.$A$4]&amp;[.C1]" office:value-type="string" office:string-value="xDxf">
            <text:p>xDxf</text:p>
          </table:table-cell>
          <table:table-cell table:formula="of:=[.$A$4]&amp;[.D1]" office:value-type="string" office:string-value="xDYf">
            <text:p>xDYf</text:p>
          </table:table-cell>
          <table:table-cell table:formula="of:=[.$A$4]&amp;[.E1]" office:value-type="string" office:string-value="xDYf">
            <text:p>xDYf</text:p>
          </table:table-cell>
          <table:table-cell/>
          <table:table-cell office:value-type="string">
            <text:p>Freetether Dryad</text:p>
          </table:table-cell>
          <table:table-cell table:number-columns-repeated="6"/>
        </table:table-row>
        <table:table-row table:style-name="ro1">
          <table:table-cell office:value-type="string">
            <text:p>xD</text:p>
          </table:table-cell>
          <table:table-cell table:formula="of:=[.$A$5]&amp;[.B1]" office:value-type="string" office:string-value="xDxf">
            <text:p>xDxf</text:p>
          </table:table-cell>
          <table:table-cell table:formula="of:=[.$A$5]&amp;[.C1]" office:value-type="string" office:string-value="xDxf">
            <text:p>xDxf</text:p>
          </table:table-cell>
          <table:table-cell table:formula="of:=[.$A$5]&amp;[.D1]" office:value-type="string" office:string-value="xDYf">
            <text:p>xDYf</text:p>
          </table:table-cell>
          <table:table-cell table:formula="of:=[.$A$5]&amp;[.E1]" office:value-type="string" office:string-value="xDYf">
            <text:p>xDYf</text:p>
          </table:table-cell>
          <table:table-cell/>
          <table:table-cell office:value-type="string">
            <text:p>Inviable</text:p>
          </table:table-cell>
          <table:table-cell table:number-columns-repeated="6"/>
        </table:table-row>
        <table:table-row table:style-name="ro1">
          <table:table-cell/>
          <table:table-cell table:style-name="Result" table:number-columns-repeated="4"/>
          <table:table-cell table:number-columns-repeated="8"/>
        </table:table-row>
        <table:table-row table:style-name="ro1">
          <table:table-cell/>
          <table:table-cell table:formula="of:=[.$B$2]" office:value-type="string" office:string-value="xDxf">
            <text:p>xDxf</text:p>
          </table:table-cell>
          <table:table-cell table:formula="of:=VLOOKUP([.B7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xf</text:p>
          </table:table-cell>
          <table:table-cell table:formula="of:=[.$G$1]" office:value-type="string" office:string-value="Female Inverse">
            <text:p>Female Inverse</text:p>
          </table:table-cell>
          <table:table-cell table:formula="of:=[.$G$1]" office:value-type="string" office:string-value="Female Inverse">
            <text:p>Female Inverse</text:p>
          </table:table-cell>
          <table:table-cell table:formula="of:=COUNTIF([.$C$7:.$C$22];[.H7])" office:value-type="float" office:value="0">
            <text:p>0</text:p>
          </table:table-cell>
          <table:table-cell table:style-name="ce13" table:formula="of:=[.I7]/[.$I$12]" office:value-type="percentage" office:value="0">
            <text:p>0.00%</text:p>
          </table:table-cell>
          <table:table-cell table:formula="of:=ROUND([.J7]*10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K7]" office:value-type="float" office:value="0">
            <text:p>0</text:p>
          </table:table-cell>
        </table:table-row>
        <table:table-row table:style-name="ro1">
          <table:table-cell/>
          <table:table-cell table:formula="of:=[.$B$3]" office:value-type="string" office:string-value="xDxf">
            <text:p>xDxf</text:p>
          </table:table-cell>
          <table:table-cell table:formula="of:=VLOOKUP([.B8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xD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[.$G$2]" office:value-type="string" office:string-value="Male Inverse">
            <text:p>Male Inverse</text:p>
          </table:table-cell>
          <table:table-cell table:formula="of:=COUNTIF([.$C$7:.$C$22];[.H8])" office:value-type="float" office:value="0">
            <text:p>0</text:p>
          </table:table-cell>
          <table:table-cell table:style-name="ce13" table:formula="of:=[.I8]/[.$I$12]" office:value-type="percentage" office:value="0">
            <text:p>0.00%</text:p>
          </table:table-cell>
          <table:table-cell table:formula="of:=ROUND([.J8]*100)" office:value-type="float" office:value="0">
            <text:p>0</text:p>
          </table:table-cell>
          <table:table-cell table:formula="of:=[.M7]+1" office:value-type="float" office:value="1">
            <text:p>1</text:p>
          </table:table-cell>
          <table:table-cell table:formula="of:=IF([.J8]&gt;0;[.L8]+[.K8]-1;[.M7])" office:value-type="float" office:value="0">
            <text:p>0</text:p>
          </table:table-cell>
        </table:table-row>
        <table:table-row table:style-name="ro1">
          <table:table-cell/>
          <table:table-cell table:formula="of:=[.$B$4]" office:value-type="string" office:string-value="xDxf">
            <text:p>xDxf</text:p>
          </table:table-cell>
          <table:table-cell table:formula="of:=VLOOKUP([.B9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xD</text:p>
          </table:table-cell>
          <table:table-cell table:formula="of:=[.$H$10]" office:value-type="string" office:string-value="Freetether Dryad">
            <text:p>Freetether Dryad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COUNTIF([.$C$7:.$C$22];[.H9])" office:value-type="float" office:value="8">
            <text:p>8</text:p>
          </table:table-cell>
          <table:table-cell table:style-name="ce13" table:formula="of:=[.I9]/[.$I$12]" office:value-type="percentage" office:value="0.5">
            <text:p>50.00%</text:p>
          </table:table-cell>
          <table:table-cell table:formula="of:=ROUND([.J9]*100)" office:value-type="float" office:value="50">
            <text:p>50</text:p>
          </table:table-cell>
          <table:table-cell table:formula="of:=[.M8]+1" office:value-type="float" office:value="1">
            <text:p>1</text:p>
          </table:table-cell>
          <table:table-cell table:formula="of:=IF([.J9]&gt;0;[.L9]+[.K9]-1;[.M8])" office:value-type="float" office:value="50">
            <text:p>50</text:p>
          </table:table-cell>
        </table:table-row>
        <table:table-row table:style-name="ro1">
          <table:table-cell/>
          <table:table-cell table:formula="of:=[.$B$5]" office:value-type="string" office:string-value="xDxf">
            <text:p>xDxf</text:p>
          </table:table-cell>
          <table:table-cell table:formula="of:=VLOOKUP([.B10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xf</text:p>
          </table:table-cell>
          <table:table-cell table:formula="of:=[.$G$3]" office:value-type="string" office:string-value="Halfblood Freetether Dryad">
            <text:p>Halfblood Freetether Dryad</text:p>
          </table:table-cell>
          <table:table-cell table:formula="of:=[.$G$4]" office:value-type="string" office:string-value="Freetether Dryad">
            <text:p>Freetether Dryad</text:p>
          </table:table-cell>
          <table:table-cell table:formula="of:=COUNTIF([.$C$7:.$C$22];[.H10])" office:value-type="float" office:value="0">
            <text:p>0</text:p>
          </table:table-cell>
          <table:table-cell table:style-name="ce13" table:formula="of:=[.I10]/[.$I$12]" office:value-type="percentage" office:value="0">
            <text:p>0.00%</text:p>
          </table:table-cell>
          <table:table-cell table:formula="of:=ROUND([.J10]*100)" office:value-type="float" office:value="0">
            <text:p>0</text:p>
          </table:table-cell>
          <table:table-cell table:formula="of:=[.M9]+1" office:value-type="float" office:value="51">
            <text:p>51</text:p>
          </table:table-cell>
          <table:table-cell table:formula="of:=IF([.J10]&gt;0;[.L10]+[.K10]-1;[.M9])" office:value-type="float" office:value="50">
            <text:p>50</text:p>
          </table:table-cell>
        </table:table-row>
        <table:table-row table:style-name="ro1">
          <table:table-cell/>
          <table:table-cell table:formula="of:=[.$C$2]" office:value-type="string" office:string-value="xDxf">
            <text:p>xDxf</text:p>
          </table:table-cell>
          <table:table-cell table:formula="of:=VLOOKUP([.B11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YD</text:p>
          </table:table-cell>
          <table:table-cell table:formula="of:=[.$G$5]" office:value-type="string" office:string-value="Inviable">
            <text:p>Inviable</text:p>
          </table:table-cell>
          <table:table-cell table:formula="of:=[.$G$5]" office:value-type="string" office:string-value="Inviable">
            <text:p>Inviable</text:p>
          </table:table-cell>
          <table:table-cell table:formula="of:=COUNTIF([.$C$7:.$C$22];[.H11])" office:value-type="float" office:value="8">
            <text:p>8</text:p>
          </table:table-cell>
          <table:table-cell table:style-name="ce13" table:formula="of:=[.I11]/[.$I$12]" office:value-type="percentage" office:value="0.5">
            <text:p>50.00%</text:p>
          </table:table-cell>
          <table:table-cell table:formula="of:=ROUND([.J11]*100)" office:value-type="float" office:value="50">
            <text:p>50</text:p>
          </table:table-cell>
          <table:table-cell table:formula="of:=[.M10]+1" office:value-type="float" office:value="51">
            <text:p>5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table:formula="of:=[.$C$3]" office:value-type="string" office:string-value="xDxf">
            <text:p>xDxf</text:p>
          </table:table-cell>
          <table:table-cell table:formula="of:=VLOOKUP([.B12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DYf</text:p>
          </table:table-cell>
          <table:table-cell table:formula="of:=[.$G$5]" office:value-type="string" office:string-value="Inviable">
            <text:p>Inviable</text:p>
          </table:table-cell>
          <table:table-cell/>
          <table:table-cell table:formula="of:=SUM([.I7:.I11])"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table:formula="of:=[.$C$4]" office:value-type="string" office:string-value="xDxf">
            <text:p>xDxf</text:p>
          </table:table-cell>
          <table:table-cell table:formula="of:=VLOOKUP([.B13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YD</text:p>
          </table:table-cell>
          <table:table-cell table:formula="of:=[.$G$5]" office:value-type="string" office:string-value="Inviable">
            <text:p>Inviable</text:p>
          </table:table-cell>
          <table:table-cell table:number-columns-repeated="6"/>
        </table:table-row>
        <table:table-row table:style-name="ro1">
          <table:table-cell/>
          <table:table-cell table:formula="of:=[.$C$5]" office:value-type="string" office:string-value="xDxf">
            <text:p>xDxf</text:p>
          </table:table-cell>
          <table:table-cell table:formula="of:=VLOOKUP([.B14];[.$F$7:.$G$14];2;0)" office:value-type="string" office:string-value="Halfblood Freetether Dryad">
            <text:p>Halfblood Freetether Dryad</text:p>
          </table:table-cell>
          <table:table-cell table:number-columns-repeated="2"/>
          <table:table-cell office:value-type="string">
            <text:p>xfYf</text:p>
          </table:table-cell>
          <table:table-cell table:formula="of:=[.$G$2]" office:value-type="string" office:string-value="Male Inverse">
            <text:p>Male Inverse</text:p>
          </table:table-cell>
          <table:table-cell table:formula="of:=[.$G$3]&amp;&quot; (&quot;&amp;TEXT([.J9];&quot;%##.#&quot;)&amp;&quot;)&quot;" office:value-type="string" office:string-value="Halfblood Freetether Dryad (%50)">
            <text:p>Halfblood Freetether Dryad (%50)</text:p>
          </table:table-cell>
          <table:table-cell table:formula="of:=[.$L$9]" office:value-type="float" office:value="1">
            <text:p>1</text:p>
          </table:table-cell>
          <table:table-cell table:formula="of:=[.$M$9]"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$D$2]" office:value-type="string" office:string-value="xDYf">
            <text:p>xDYf</text:p>
          </table:table-cell>
          <table:table-cell table:formula="of:=VLOOKUP([.B15];[.$F$7:.$G$14];2;0)" office:value-type="string" office:string-value="Inviable">
            <text:p>Inviable</text:p>
          </table:table-cell>
          <table:table-cell table:number-columns-repeated="4"/>
          <table:table-cell table:formula="of:=[.$G$5]&amp;&quot; (&quot;&amp;TEXT([.J11];&quot;%##.#&quot;)&amp;&quot;)&quot;" office:value-type="string" office:string-value="Inviable (%50)">
            <text:p>Inviable (%50)</text:p>
          </table:table-cell>
          <table:table-cell table:formula="of:=[.$L$11]" office:value-type="float" office:value="51">
            <text:p>51</text:p>
          </table:table-cell>
          <table:table-cell table:formula="of:=[.$M$1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$D$3]" office:value-type="string" office:string-value="xDYf">
            <text:p>xDYf</text:p>
          </table:table-cell>
          <table:table-cell table:formula="of:=VLOOKUP([.B16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D$4]" office:value-type="string" office:string-value="xDYf">
            <text:p>xDYf</text:p>
          </table:table-cell>
          <table:table-cell table:formula="of:=VLOOKUP([.B17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D$5]" office:value-type="string" office:string-value="xDYf">
            <text:p>xDYf</text:p>
          </table:table-cell>
          <table:table-cell table:formula="of:=VLOOKUP([.B18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2]" office:value-type="string" office:string-value="xDYf">
            <text:p>xDYf</text:p>
          </table:table-cell>
          <table:table-cell table:formula="of:=VLOOKUP([.B19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3]" office:value-type="string" office:string-value="xDYf">
            <text:p>xDYf</text:p>
          </table:table-cell>
          <table:table-cell table:formula="of:=VLOOKUP([.B20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4]" office:value-type="string" office:string-value="xDYf">
            <text:p>xDYf</text:p>
          </table:table-cell>
          <table:table-cell table:formula="of:=VLOOKUP([.B21];[.$F$7:.$G$14];2;0)" office:value-type="string" office:string-value="Inviable">
            <text:p>Inviable</text:p>
          </table:table-cell>
          <table:table-cell table:number-columns-repeated="10"/>
        </table:table-row>
        <table:table-row table:style-name="ro1">
          <table:table-cell/>
          <table:table-cell table:formula="of:=[.$E$5]" office:value-type="string" office:string-value="xDYf">
            <text:p>xDYf</text:p>
          </table:table-cell>
          <table:table-cell table:formula="of:=VLOOKUP([.B22];[.$F$7:.$G$14];2;0)" office:value-type="string" office:string-value="Inviable">
            <text:p>Inviable</text:p>
          </table:table-cell>
          <table:table-cell table:number-columns-repeated="10"/>
        </table:table-row>
      </table:table>
      <table:database-ranges>
        <table:database-range table:target-range-address="'Foreign breed'.H7:'Foreign breed'.H21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6">04/26/2009</text:date>, <text:time>00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Chris N</meta:initial-creator>
    <meta:creation-date>2008-05-02T22:51:20</meta:creation-date>
    <dc:creator>Chris N</dc:creator>
    <dc:date>2009-04-26T00:57:26.21</dc:date>
    <meta:editing-cycles>8</meta:editing-cycles>
    <meta:editing-duration>PT28H06M30S</meta:editing-duration>
    <meta:document-statistic meta:table-count="5" meta:cell-count="522" meta:object-count="0"/>
    <meta:user-defined meta:name="Info 1"/>
    <meta:user-defined meta:name="Info 2"/>
    <meta:user-defined meta:name="Info 3"/>
    <meta:user-defined meta:name="Info 4"/>
  </office:meta>
</office:document-meta>
</file>